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f140e" officeooo:paragraph-rsid="001f140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f140e" officeooo:paragraph-rsid="001f14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f140e" officeooo:paragraph-rsid="001f140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officeooo:rsid="001f140e" officeooo:paragraph-rsid="001f140e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40215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22e7b0" officeooo:paragraph-rsid="0022e7b0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22e7b0" officeooo:paragraph-rsid="0022e7b0" style:font-size-asian="10.5pt" style:font-style-asian="normal" style:font-size-complex="12pt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22e7b0" officeooo:paragraph-rsid="0022e7b0" style:font-size-asian="10.5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240215" officeooo:paragraph-rsid="00240215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1704"/>
    </style:style>
    <style:style style:name="T4" style:family="text">
      <style:text-properties officeooo:rsid="002207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TEMA 1 PROGRAMACIÓN</text:p>
      <text:p text:style-name="P1"/>
      <text:p text:style-name="P3">Comandos Usados</text:p>
      <text:p text:style-name="P2"/>
      <text:p text:style-name="P2">import java.util.Scanner → Este método nos permite importar la clase “Scanner”. Con ella pordemos introducir datos por el teclado para interactuara con el programa.</text:p>
      <text:p text:style-name="P2"/>
      <text:p text:style-name="P2"><text:span text:style-name="T3">p</text:span>ublic class <text:span text:style-name="T1">nombreArchivo { <text:s/>} </text:span><text:span text:style-name="T2">→ Aqui ponemos el nombre del archivo, entre paréntesis colocamos el resto de las líne de código del programa.</text:span></text:p>
      <text:p text:style-name="P4"/>
      <text:p text:style-name="P4"><text:span text:style-name="T3">p</text:span>ublic static void main (String[] <text:span text:style-name="T3">args) { <text:s/>} → Mediante este comando declaramos la clase principal del programa que en este caso es “main”.</text:span></text:p>
      <text:p text:style-name="P4"/>
      <text:p text:style-name="P5">Scanner teclado = <text:s/>new Scanner(System.in) → Asigna el Scanner a la variable “teclado”</text:p>
      <text:p text:style-name="P5"/>
      <text:p text:style-name="P5">teclado.close() → Cierra la entrada por teclado.</text:p>
      <text:p text:style-name="P5"/>
      <text:p text:style-name="P5">System.out.print() → Permite mostrar por pantalla lo introducido entre los parentesis.</text:p>
      <text:list xml:id="list683243576" text:style-name="L1">
        <text:list-item>
          <text:p text:style-name="P6">print() → No realiza salto de linea.</text:p>
        </text:list-item>
        <text:list-item>
          <text:p text:style-name="P6">println() → Realiza salto de linea.</text:p>
        </text:list-item>
        <text:list-item>
          <text:p text:style-name="P7">printf() → Permite mostras los valores numéricos de salida con un formato diferente empleando:</text:p>
          <text:list>
            <text:list-item>
              <text:p text:style-name="P7">%.xd (para valores enteros)</text:p>
            </text:list-item>
            <text:list-item>
              <text:p text:style-name="P7">%.xf (para valores con números reales.</text:p>
            </text:list-item>
            <text:list-item>
              <text:p text:style-name="P7">Necesita de “valores comod<text:span text:style-name="T4">í</text:span>n para realizar los saltos de línea y demás opciones de formato.</text:p>
            </text:list-item>
          </text:list>
        </text:list-item>
      </text:list>
      <text:p text:style-name="P8"/>
      <text:p text:style-name="P8">Operadores Booleanos</text:p>
      <text:p text:style-name="P9"/>
      <text:p text:style-name="P9">&amp;&amp; (and) = Todos <text:span text:style-name="T5">false</text:span> menos <text:span text:style-name="T5">true </text:span><text:span text:style-name="T6">y</text:span><text:span text:style-name="T5"> true</text:span> que es <text:span text:style-name="T5">true</text:span></text:p>
      <text:p text:style-name="P9">| | (or) = Todos <text:span text:style-name="T5">true</text:span> menos <text:span text:style-name="T5">false </text:span><text:span text:style-name="T6">y</text:span><text:span text:style-name="T5"> false</text:span> que es <text:span text:style-name="T5">false</text:span></text:p>
      <text:p text:style-name="P9"><text:span text:style-name="T6"/></text:p>
      <text:p text:style-name="P8"><text:span text:style-name="T6">Orden operadores </text:span></text:p>
      <text:p text:style-name="P8"><text:span text:style-name="T6"/></text:p>
      <text:list xml:id="list198225156" text:style-name="L2">
        <text:list-item>
          <text:p text:style-name="P10"><text:span text:style-name="T6">Producto, división, módulo<text:tab/><text:tab/><text:tab/>* / %</text:span></text:p>
        </text:list-item>
        <text:list-item>
          <text:p text:style-name="P11"><text:span text:style-name="T6">Suma y resta<text:tab/><text:tab/><text:tab/><text:tab/><text:tab/><text:tab/>+ -</text:span></text:p>
        </text:list-item>
        <text:list-item>
          <text:p text:style-name="P11"><text:span text:style-name="T6">Relacionales de comparación<text:tab/><text:tab/>&gt; &lt; &gt;= &lt;=</text:span></text:p>
        </text:list-item>
        <text:list-item>
          <text:p text:style-name="P11"><text:span text:style-name="T6">Relacionales de igualdad<text:tab/><text:tab/><text:tab/>== !=</text:span></text:p>
        </text:list-item>
        <text:list-item>
          <text:p text:style-name="P11"><text:span text:style-name="T6">Conjunciones<text:tab/><text:tab/><text:tab/><text:tab/><text:tab/><text:tab/>&amp;&amp;</text:span></text:p>
        </text:list-item>
        <text:list-item>
          <text:p text:style-name="P11"><text:span text:style-name="T6">Disyunciones<text:tab/><text:tab/><text:tab/><text:tab/><text:tab/><text:tab/>| |</text:span></text:p>
        </text:list-item>
      </text:list>
      <text:p text:style-name="P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16:27.524398595</meta:creation-date>
    <dc:date>2024-10-01T12:49:39.212757383</dc:date>
    <meta:editing-duration>PT18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30" meta:character-count="1352" meta:non-whitespace-character-count="1134"/>
  </office:meta>
</office:document-meta>
</file>